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Monaco" svg:font-family="Monaco, Menlo, 'Ubuntu Mono', Consolas, source-code-pro, monospace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d4d4d4" style:font-name="Droid Sans Mono1" fo:font-size="13.5pt" fo:font-weight="normal" fo:background-color="#1e1e1e"/>
    </style:style>
    <style:style style:name="P2" style:family="paragraph" style:parent-style-name="Standard">
      <style:text-properties fo:color="#d4d4d4" style:font-name="Droid Sans Mono1" fo:font-size="13.5pt" fo:font-weight="normal" officeooo:rsid="0022623a" officeooo:paragraph-rsid="0022623a" fo:background-color="#1e1e1e"/>
    </style:style>
    <style:style style:name="P3" style:family="paragraph" style:parent-style-name="Standard">
      <style:text-properties officeooo:rsid="0022623a" officeooo:paragraph-rsid="0022623a"/>
    </style:style>
    <style:style style:name="P4" style:family="paragraph" style:parent-style-name="Standard">
      <style:text-properties officeooo:paragraph-rsid="0022623a"/>
    </style:style>
    <style:style style:name="P5" style:family="paragraph" style:parent-style-name="Standard">
      <style:text-properties officeooo:rsid="00276082" officeooo:paragraph-rsid="00276082"/>
    </style:style>
    <style:style style:name="P6" style:family="paragraph" style:parent-style-name="Standard">
      <style:text-properties officeooo:rsid="0028d2ef" officeooo:paragraph-rsid="0028d2ef"/>
    </style:style>
    <style:style style:name="P7" style:family="paragraph" style:parent-style-name="Standard">
      <style:text-properties officeooo:rsid="00293864" officeooo:paragraph-rsid="00293864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1" fo:font-size="13.5pt" fo:font-weight="normal" fo:background-color="#1e1e1e" loext:char-shading-value="0"/>
    </style:style>
    <style:style style:name="T3" style:family="text">
      <style:text-properties fo:color="#dcdcaa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1" fo:font-size="13.5pt" fo:font-weight="normal" fo:background-color="#1e1e1e" loext:char-shading-value="0"/>
    </style:style>
    <style:style style:name="T7" style:family="text">
      <style:text-properties officeooo:rsid="0022623a"/>
    </style:style>
    <style:style style:name="T8" style:family="text">
      <style:text-properties fo:color="#c586c0"/>
    </style:style>
    <style:style style:name="T9" style:family="text">
      <style:text-properties fo:color="#c586c0" style:font-name="Droid Sans Mono1" fo:font-size="13.5pt" fo:font-weight="normal" fo:background-color="#1e1e1e" loext:char-shading-value="0"/>
    </style:style>
    <style:style style:name="T10" style:family="text">
      <style:text-properties fo:color="#d4d4d4" style:font-name="Droid Sans Mono1" fo:font-size="13.5pt" fo:font-weight="normal" fo:background-color="#1e1e1e" loext:char-shading-value="0"/>
    </style:style>
    <style:style style:name="T11" style:family="text">
      <style:text-properties fo:color="#4ec9b0"/>
    </style:style>
    <style:style style:name="T12" style:family="text">
      <style:text-properties officeooo:rsid="00276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)child to parent communication happens with function i.e passing function from parent component to child component and in child component use that function using onclick or any such methods</text:p>
      <text:p text:style-name="P5"/>
      <text:p text:style-name="P6">App.jsx - </text:p>
      <text:p text:style-name="P6"/>
      <text:p text:style-name="P6">import React, { Component } from 'react';</text:p>
      <text:p text:style-name="P6"/>
      <text:p text:style-name="P6">import Alert from './ui-components/Alert';</text:p>
      <text:p text:style-name="P6"/>
      <text:p text:style-name="P6">class App extends Component {</text:p>
      <text:p text:style-name="P6"/>
      <text:p text:style-name="P6"><text:s text:c="2"/>state = {</text:p>
      <text:p text:style-name="P6"><text:s text:c="4"/>showAlert: true</text:p>
      <text:p text:style-name="P6"><text:s text:c="2"/>}</text:p>
      <text:p text:style-name="P6"/>
      <text:p text:style-name="P6"><text:s text:c="2"/>toggleAlert = () =&gt; {</text:p>
      <text:p text:style-name="P6"><text:s text:c="4"/>this.setState({</text:p>
      <text:p text:style-name="P6"><text:s text:c="6"/>showAlert: !this.state.showAlert</text:p>
      <text:p text:style-name="P6"><text:s text:c="4"/>});</text:p>
      <text:p text:style-name="P6"><text:s text:c="2"/>};</text:p>
      <text:p text:style-name="P6"/>
      <text:p text:style-name="P6"><text:s text:c="2"/>render() {</text:p>
      <text:p text:style-name="P6"><text:s text:c="4"/>return (</text:p>
      <text:p text:style-name="P6"><text:s text:c="6"/>&lt;div className="container"&gt;</text:p>
      <text:p text:style-name="P6"><text:s text:c="8"/>&lt;Alert type="success" message="Success Message" show={this.state.showAlert} toggleAlert={this.toggleAlert}/&gt;</text:p>
      <text:p text:style-name="P6"/>
      <text:p text:style-name="P6"><text:s text:c="8"/>&lt;Alert type="success"&gt;</text:p>
      <text:p text:style-name="P6"><text:s text:c="10"/>&lt;h1&gt;H1 children&lt;/h1&gt;</text:p>
      <text:p text:style-name="P6"><text:s text:c="8"/>&lt;/Alert&gt;</text:p>
      <text:p text:style-name="P6"><text:s text:c="6"/>&lt;/div&gt;</text:p>
      <text:p text:style-name="P6"><text:s text:c="4"/>);</text:p>
      <text:p text:style-name="P6"><text:s text:c="2"/>}</text:p>
      <text:p text:style-name="P6">}</text:p>
      <text:p text:style-name="P6"/>
      <text:p text:style-name="P6">export default App;</text:p>
      <text:p text:style-name="P6"/>
      <text:p text:style-name="P6"/>
      <text:p text:style-name="P6"/>
      <text:p text:style-name="P6"/>
      <text:p text:style-name="P6">Alert.jsx - </text:p>
      <text:p text:style-name="P6"/>
      <text:p text:style-name="P6"/>
      <text:p text:style-name="P7">import React from 'react';</text:p>
      <text:p text:style-name="P7">import PropTypes from 'prop-types';</text:p>
      <text:p text:style-name="P7"/>
      <text:p text:style-name="P7"/>
      <text:p text:style-name="P7">const Alert = ({ type, message, children, show, toggleAlert }) =&gt; {</text:p>
      <text:p text:style-name="P7"><text:s text:c="4"/>return (</text:p>
      <text:p text:style-name="P7"><text:s text:c="8"/>show &amp;&amp;</text:p>
      <text:p text:style-name="P7"><text:s text:c="8"/>&lt;div onClick={toggleAlert} className={`alert alert-${type}`} role="alert"&gt;</text:p>
      <text:p text:style-name="P7"><text:s text:c="12"/>{message ? message : children}</text:p>
      <text:p text:style-name="P7"><text:soft-page-break/><text:s text:c="8"/>&lt;/div&gt;</text:p>
      <text:p text:style-name="P7"><text:s text:c="4"/>)</text:p>
      <text:p text:style-name="P7">};</text:p>
      <text:p text:style-name="P7"/>
      <text:p text:style-name="P7"/>
      <text:p text:style-name="P7"/>
      <text:p text:style-name="P7">Alert.propTypes = {</text:p>
      <text:p text:style-name="P7"><text:s text:c="4"/>type: PropTypes.string.isRequired,</text:p>
      <text:p text:style-name="P7"><text:s text:c="4"/>message: PropTypes.string,</text:p>
      <text:p text:style-name="P7"><text:s text:c="4"/>show: PropTypes.bool,</text:p>
      <text:p text:style-name="P7"><text:s text:c="4"/>toggleAlert:PropTypes.func</text:p>
      <text:p text:style-name="P7">};</text:p>
      <text:p text:style-name="P7"/>
      <text:p text:style-name="P7"/>
      <text:p text:style-name="P7">Alert.defaultProps = {</text:p>
      <text:p text:style-name="P7"><text:s text:c="4"/>message: null,</text:p>
      <text:p text:style-name="P7"><text:s text:c="4"/>show: true,</text:p>
      <text:p text:style-name="P7"><text:s text:c="4"/>toggleAlert(){}</text:p>
      <text:p text:style-name="P7">};</text:p>
      <text:p text:style-name="P7"/>
      <text:p text:style-name="P7"/>
      <text:p text:style-name="P7">export default Aler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Monaco" svg:font-family="Monaco, Menlo, 'Ubuntu Mono', Consolas, source-code-pro, monospace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7-16T16:52:37.915306096</dc:date>
    <meta:editing-duration>PT47M1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149" meta:character-count="1279" meta:non-whitespace-character-count="1020"/>
  </office:meta>
</office:document-meta>
</file>